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875cm" svg:height="0.775cm" draw:transform="rotate (-1.97274565352919) translate (6.6795945699244cm 3.40719024816149cm)" svg:viewBox="0 0 4876 776" svg:d="M72 658c332 3 1499 108 2218 117 721 9 2063-69 2482-51 127 5 174-661-71-665-245-3-1156 154-1994 164-837 9-2155-189-2564-223-143-12-200 656-71 658z">
          <text:p/>
        </draw:path>
        <draw:path draw:style-name="gr1" draw:text-style-name="P1" draw:layer="layout" svg:width="2.86cm" svg:height="1.793cm" draw:transform="skewX (0.000698131700797723) rotate (-1.29503430497979) translate (4.9211917449375cm 2.9870624931754cm)" svg:viewBox="0 0 2861 1794" svg:d="M366 1794c313 3 825-153 1350-401 526-247 787-506 1112-752 170-130-376-761-545-621-449 374-455 403-866 621-412 219-1062 385-1305 371-243-13-61 779 254 782z">
          <text:p/>
        </draw:path>
        <draw:path draw:style-name="gr1" draw:text-style-name="P1" draw:layer="layout" svg:width="0.903cm" svg:height="0.66cm" draw:transform="skewX (0.00122173047639606) rotate (-2.15652882376419) translate (4.1097069715421cm 3.41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6.8526577737705cm 3.199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605) rotate (-2.15652882376419) translate (4.96887363820882cm 7.46336215931241cm)" svg:viewBox="0 0 904 661" svg:d="M527 644c137-64 329-219 367-367 35-139-27-185-184-243-156-57-351-32-459-3-277 72-309 187-173 369s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55:34.899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